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audrate 38400</text:p>
          </table:table-cell>
          <table:table-cell/>
          <table:table-cell office:value-type="string" calcext:value-type="string">
            <text:p>Bytes:</text:p>
          </table:table-cell>
          <table:table-cell office:value-type="string" calcext:value-type="string">
            <text:p>Bits: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68" calcext:value-type="float">
            <text:p>10968</text:p>
          </table:table-cell>
          <table:table-cell table:formula="of:=[.C2]*8" office:value-type="float" office:value="87744" calcext:value-type="float">
            <text:p>87744</text:p>
          </table:table-cell>
          <table:table-cell/>
        </table:table-row>
        <table:table-row table:style-name="ro1">
          <table:table-cell office:value-type="string" calcext:value-type="string">
            <text:p>Packet Siz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</table:table-row>
        <table:table-row table:style-name="ro1">
          <table:table-cell table:style-name="ce1" office:value-type="float" office:value="30" calcext:value-type="float" table:number-columns-spanned="1" table:number-rows-spanned="2">
            <text:p>30</text:p>
          </table:table-cell>
          <table:table-cell office:value-type="float" office:value="1.102217" calcext:value-type="float">
            <text:p>1.102217</text:p>
          </table:table-cell>
          <table:table-cell table:formula="of:=87744/[.B4]" office:value-type="float" office:value="79606.8287823541" calcext:value-type="float">
            <text:p>79606.8287823541</text:p>
          </table:table-cell>
          <table:table-cell table:formula="of:=[.C4]/38400" office:value-type="float" office:value="2.07309449954047" calcext:value-type="float">
            <text:p>2.07309449954047</text:p>
          </table:table-cell>
          <table:table-cell table:formula="of:=([.D4]+[.D5])/2" office:value-type="float" office:value="2.07269873375682" calcext:value-type="float" table:number-columns-spanned="1" table:number-rows-spanned="2">
            <text:p>2.07269873375682</text:p>
          </table:table-cell>
        </table:table-row>
        <table:table-row table:style-name="ro1">
          <table:covered-table-cell/>
          <table:table-cell office:value-type="float" office:value="1.102638" calcext:value-type="float">
            <text:p>1.102638</text:p>
          </table:table-cell>
          <table:table-cell table:formula="of:=87744/[.B5]" office:value-type="float" office:value="79576.4339701697" calcext:value-type="float">
            <text:p>79576.4339701697</text:p>
          </table:table-cell>
          <table:table-cell table:formula="of:=[.C5]/38400" office:value-type="float" office:value="2.07230296797317" calcext:value-type="float">
            <text:p>2.07230296797317</text:p>
          </table:table-cell>
          <table:covered-table-cell table:formula="of:=([.D5]+[.D6])/2" office:value-type="float" office:value="2.11862097350629" calcext:value-type="float">
            <text:p>2.11862097350629</text:p>
          </table:covered-table-cell>
        </table:table-row>
        <table:table-row table:style-name="ro1">
          <table:table-cell office:value-type="float" office:value="60" calcext:value-type="float" table:number-columns-spanned="1" table:number-rows-spanned="2">
            <text:p>60</text:p>
          </table:table-cell>
          <table:table-cell office:value-type="float" office:value="1.055457" calcext:value-type="float">
            <text:p>1.055457</text:p>
          </table:table-cell>
          <table:table-cell table:formula="of:=87744/[.B6]" office:value-type="float" office:value="83133.6567951134" calcext:value-type="float">
            <text:p>83133.6567951134</text:p>
          </table:table-cell>
          <table:table-cell table:formula="of:=[.C6]/38400" office:value-type="float" office:value="2.16493897903941" calcext:value-type="float">
            <text:p>2.16493897903941</text:p>
          </table:table-cell>
          <table:table-cell table:formula="of:=([.D6]+[.D7])/2" office:value-type="float" office:value="2.16360018662899" calcext:value-type="float" table:number-columns-spanned="1" table:number-rows-spanned="2">
            <text:p>2.16360018662899</text:p>
          </table:table-cell>
        </table:table-row>
        <table:table-row table:style-name="ro1">
          <table:covered-table-cell/>
          <table:table-cell office:value-type="float" office:value="1.056764" calcext:value-type="float">
            <text:p>1.056764</text:p>
          </table:table-cell>
          <table:table-cell table:formula="of:=87744/[.B7]" office:value-type="float" office:value="83030.8375379934" calcext:value-type="float">
            <text:p>83030.8375379934</text:p>
          </table:table-cell>
          <table:table-cell table:formula="of:=[.C7]/38400" office:value-type="float" office:value="2.16226139421858" calcext:value-type="float">
            <text:p>2.16226139421858</text:p>
          </table:table-cell>
          <table:covered-table-cell table:formula="of:=([.D7]+[.D8])/2" office:value-type="float" office:value="2.17978769110682" calcext:value-type="float">
            <text:p>2.17978769110682</text:p>
          </table:covered-table-cell>
        </table:table-row>
        <table:table-row table:style-name="ro1">
          <table:table-cell office:value-type="float" office:value="90" calcext:value-type="float" table:number-columns-spanned="1" table:number-rows-spanned="2">
            <text:p>90</text:p>
          </table:table-cell>
          <table:table-cell office:value-type="float" office:value="1.039906" calcext:value-type="float">
            <text:p>1.039906</text:p>
          </table:table-cell>
          <table:table-cell table:formula="of:=87744/[.B8]" office:value-type="float" office:value="84376.8571390106" calcext:value-type="float">
            <text:p>84376.8571390106</text:p>
          </table:table-cell>
          <table:table-cell table:formula="of:=[.C8]/38400" office:value-type="float" office:value="2.19731398799507" calcext:value-type="float">
            <text:p>2.19731398799507</text:p>
          </table:table-cell>
          <table:table-cell table:formula="of:=([.D8]+[.D9])/2" office:value-type="float" office:value="2.19707210357466" calcext:value-type="float" table:number-columns-spanned="1" table:number-rows-spanned="2">
            <text:p>2.19707210357466</text:p>
          </table:table-cell>
        </table:table-row>
        <table:table-row table:style-name="ro1">
          <table:covered-table-cell/>
          <table:table-cell office:value-type="float" office:value="1.040135" calcext:value-type="float">
            <text:p>1.040135</text:p>
          </table:table-cell>
          <table:table-cell table:formula="of:=87744/[.B9]" office:value-type="float" office:value="84358.280415523" calcext:value-type="float">
            <text:p>84358.280415523</text:p>
          </table:table-cell>
          <table:table-cell table:formula="of:=[.C9]/38400" office:value-type="float" office:value="2.19683021915424" calcext:value-type="float">
            <text:p>2.19683021915424</text:p>
          </table:table-cell>
          <table:covered-table-cell table:formula="of:=([.D9]+[.D10])/2" office:value-type="float" office:value="2.20158596539631" calcext:value-type="float">
            <text:p>2.20158596539631</text:p>
          </table:covered-table-cell>
        </table:table-row>
        <table:table-row table:style-name="ro1">
          <table:table-cell office:value-type="float" office:value="120" calcext:value-type="float" table:number-columns-spanned="1" table:number-rows-spanned="2">
            <text:p>120</text:p>
          </table:table-cell>
          <table:table-cell office:value-type="float" office:value="1.035651" calcext:value-type="float">
            <text:p>1.035651</text:p>
          </table:table-cell>
          <table:table-cell table:formula="of:=87744/[.B10]" office:value-type="float" office:value="84723.5217269138" calcext:value-type="float">
            <text:p>84723.5217269138</text:p>
          </table:table-cell>
          <table:table-cell table:formula="of:=[.C10]/38400" office:value-type="float" office:value="2.20634171163838" calcext:value-type="float">
            <text:p>2.20634171163838</text:p>
          </table:table-cell>
          <table:table-cell table:formula="of:=([.D10]+[.D11])/2" office:value-type="float" office:value="2.20945766345794" calcext:value-type="float" table:number-columns-spanned="1" table:number-rows-spanned="2">
            <text:p>2.20945766345794</text:p>
          </table:table-cell>
        </table:table-row>
        <table:table-row table:style-name="ro1">
          <table:covered-table-cell/>
          <table:table-cell office:value-type="float" office:value="1.032734" calcext:value-type="float">
            <text:p>1.032734</text:p>
          </table:table-cell>
          <table:table-cell table:formula="of:=87744/[.B11]" office:value-type="float" office:value="84962.8268266562" calcext:value-type="float">
            <text:p>84962.8268266562</text:p>
          </table:table-cell>
          <table:table-cell table:formula="of:=[.C11]/38400" office:value-type="float" office:value="2.21257361527751" calcext:value-type="float">
            <text:p>2.21257361527751</text:p>
          </table:table-cell>
          <table:covered-table-cell table:formula="of:=([.D11]+[.D12])/2" office:value-type="float" office:value="2.22122987479102" calcext:value-type="float">
            <text:p>2.22122987479102</text:p>
          </table:covered-table-cell>
        </table:table-row>
        <table:table-row table:style-name="ro1">
          <table:table-cell office:value-type="float" office:value="200" calcext:value-type="float" table:number-columns-spanned="1" table:number-rows-spanned="2">
            <text:p>200</text:p>
          </table:table-cell>
          <table:table-cell office:value-type="float" office:value="1.024716" calcext:value-type="float">
            <text:p>1.024716</text:p>
          </table:table-cell>
          <table:table-cell table:formula="of:=87744/[.B12]" office:value-type="float" office:value="85627.6275572939" calcext:value-type="float">
            <text:p>85627.6275572939</text:p>
          </table:table-cell>
          <table:table-cell table:formula="of:=[.C12]/38400" office:value-type="float" office:value="2.22988613430453" calcext:value-type="float">
            <text:p>2.22988613430453</text:p>
          </table:table-cell>
          <table:table-cell table:formula="of:=([.D12]+[.D13])/2" office:value-type="float" office:value="2.23058836908934" calcext:value-type="float" table:number-columns-spanned="1" table:number-rows-spanned="2">
            <text:p>2.23058836908934</text:p>
          </table:table-cell>
        </table:table-row>
        <table:table-row table:style-name="ro1">
          <table:covered-table-cell/>
          <table:table-cell office:value-type="float" office:value="1.024071" calcext:value-type="float">
            <text:p>1.024071</text:p>
          </table:table-cell>
          <table:table-cell table:formula="of:=87744/[.B13]" office:value-type="float" office:value="85681.5591887672" calcext:value-type="float">
            <text:p>85681.5591887672</text:p>
          </table:table-cell>
          <table:table-cell table:formula="of:=[.C13]/38400" office:value-type="float" office:value="2.23129060387415" calcext:value-type="float">
            <text:p>2.23129060387415</text:p>
          </table:table-cell>
          <table:covered-table-cell table:formula="of:=([.D13]+[.D14])/2" office:value-type="float" office:value="2.23954366020931" calcext:value-type="float">
            <text:p>2.23954366020931</text:p>
          </table:covered-table-cell>
        </table:table-row>
        <table:table-row table:style-name="ro1">
          <table:table-cell office:value-type="float" office:value="400" calcext:value-type="float" table:number-columns-spanned="1" table:number-rows-spanned="2">
            <text:p>400</text:p>
          </table:table-cell>
          <table:table-cell office:value-type="float" office:value="1.016551" calcext:value-type="float">
            <text:p>1.016551</text:p>
          </table:table-cell>
          <table:table-cell table:formula="of:=87744/[.B14]" office:value-type="float" office:value="86315.3939153077" calcext:value-type="float">
            <text:p>86315.3939153077</text:p>
          </table:table-cell>
          <table:table-cell table:formula="of:=[.C14]/38400" office:value-type="float" office:value="2.24779671654447" calcext:value-type="float">
            <text:p>2.24779671654447</text:p>
          </table:table-cell>
          <table:table-cell table:formula="of:=([.D14]+[.D15])/2" office:value-type="float" office:value="2.24780556141072" calcext:value-type="float" table:number-columns-spanned="1" table:number-rows-spanned="2">
            <text:p>2.24780556141072</text:p>
          </table:table-cell>
        </table:table-row>
        <table:table-row table:style-name="ro1">
          <table:covered-table-cell/>
          <table:table-cell office:value-type="float" office:value="1.016543" calcext:value-type="float">
            <text:p>1.016543</text:p>
          </table:table-cell>
          <table:table-cell table:formula="of:=87744/[.B15]" office:value-type="float" office:value="86316.0732010353" calcext:value-type="float">
            <text:p>86316.0732010353</text:p>
          </table:table-cell>
          <table:table-cell table:formula="of:=[.C15]/38400" office:value-type="float" office:value="2.24781440627696" calcext:value-type="float">
            <text:p>2.24781440627696</text:p>
          </table:table-cell>
          <table:covered-table-cell table:formula="of:=([.D15]+[.D16])/2" office:value-type="float" office:value="2.25275045744785" calcext:value-type="float">
            <text:p>2.25275045744785</text:p>
          </table:covered-table-cell>
        </table:table-row>
        <table:table-row table:style-name="ro1">
          <table:table-cell office:value-type="float" office:value="1000" calcext:value-type="float" table:number-columns-spanned="1" table:number-rows-spanned="2">
            <text:p>1000</text:p>
          </table:table-cell>
          <table:table-cell office:value-type="float" office:value="1.012098" calcext:value-type="float">
            <text:p>1.012098</text:p>
          </table:table-cell>
          <table:table-cell table:formula="of:=87744/[.B16]" office:value-type="float" office:value="86695.1619309593" calcext:value-type="float">
            <text:p>86695.1619309593</text:p>
          </table:table-cell>
          <table:table-cell table:formula="of:=[.C16]/38400" office:value-type="float" office:value="2.25768650861873" calcext:value-type="float">
            <text:p>2.25768650861873</text:p>
          </table:table-cell>
          <table:table-cell table:formula="of:=([.D16]+[.D17])/2" office:value-type="float" office:value="2.25770658527134" calcext:value-type="float" table:number-columns-spanned="1" table:number-rows-spanned="2">
            <text:p>2.25770658527134</text:p>
          </table:table-cell>
        </table:table-row>
        <table:table-row table:style-name="ro1">
          <table:covered-table-cell/>
          <table:table-cell office:value-type="float" office:value="1.01208" calcext:value-type="float">
            <text:p>1.01208</text:p>
          </table:table-cell>
          <table:table-cell table:formula="of:=87744/[.B17]" office:value-type="float" office:value="86696.70381788" calcext:value-type="float">
            <text:p>86696.70381788</text:p>
          </table:table-cell>
          <table:table-cell table:formula="of:=[.C17]/38400" office:value-type="float" office:value="2.25772666192396" calcext:value-type="float">
            <text:p>2.25772666192396</text:p>
          </table:table-cell>
          <table:covered-table-cell table:formula="of:=([.D17]+[.D18])/2" office:value-type="float" office:value="1.12886333096198" calcext:value-type="float">
            <text:p>1.12886333096198</text:p>
          </table:covered-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9T14:48:06.929000000</meta:creation-date>
    <dc:date>2020-11-09T16:13:02.088000000</dc:date>
    <meta:editing-duration>PT17M4S</meta:editing-duration>
    <meta:editing-cycles>1</meta:editing-cycles>
    <meta:document-statistic meta:table-count="1" meta:cell-count="73" meta:object-count="0"/>
    <meta:generator>LibreOffice/6.4.6.2$Windows_x86 LibreOffice_project/0ce51a4fd21bff07a5c061082cc82c5ed232f115</meta:generator>
  </office:meta>
</office:document-meta>
</file>